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敵の策とは気付かず、猛毒である竜毒と共に
大量の紅茶を飲み干してしまった死神の少女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Unaware of the enemy's plan, the Shinigami
girl had drunk copious amounts of tea
along with the deadly Dragonsbane.</text:p>
          </table:table-cell>
          <table:table-cell table:number-columns-repeated="1020"/>
        </table:table-row>
        <table:table-row>
          <table:table-cell table:style-name="ce0" office:value-type="string">
            <text:p>\C[6]それらは彼女の強力な代謝によって奔流の
ごとく体内を駆け巡り、やがて細身の少女が
持つ下腹部を目指し集う。</text:p>
          </table:table-cell>
          <table:table-cell table:style-name="ce0"/>
          <table:table-cell table:style-name="ce0"/>
          <table:table-cell table:style-name="ce0" office:value-type="string">
            <text:p>\C[6]It had all rushed through her body like a
torrent, driven by her powerful metabolism,
and soon gathering in the slender
girl's lower abdomen.</text:p>
          </table:table-cell>
          <table:table-cell table:number-columns-repeated="1020"/>
        </table:table-row>
        <table:table-row>
          <table:table-cell table:style-name="ce0" office:value-type="string">
            <text:p>\C[6]一つの体にたった一つしかない、おしっこの
貯蔵タンク。</text:p>
          </table:table-cell>
          <table:table-cell table:style-name="ce0"/>
          <table:table-cell table:style-name="ce0"/>
          <table:table-cell table:style-name="ce0" office:value-type="string">
            <text:p>\C[6]Each of her bodies had only one tank for
storing her pee.</text:p>
          </table:table-cell>
          <table:table-cell table:number-columns-repeated="1020"/>
        </table:table-row>
        <table:table-row>
          <table:table-cell table:style-name="ce0" office:value-type="string">
            <text:p>\C[6]当然ながら無限におしっこを溜め続ける事など
不可能であり、この少女とてそれは例外では
ない。</text:p>
          </table:table-cell>
          <table:table-cell table:style-name="ce0"/>
          <table:table-cell table:style-name="ce0"/>
          <table:table-cell table:style-name="ce0" office:value-type="string">
            <text:p>\C[6]Naturally, it is impossible for anyone to
hold their pee in forever, and this
girl was no exception.</text:p>
          </table:table-cell>
          <table:table-cell table:number-columns-repeated="1020"/>
        </table:table-row>
        <table:table-row>
          <table:table-cell table:style-name="ce0" office:value-type="string">
            <text:p>\C[6]諸々の理由により普段の10倍以上の速度で
膀胱が膨らみ続ける中、彼女は生まれたての
羞恥心と取り囲む敵たちに阻まれ、精神的な
限界を超えたおしっこ我慢を続けていたのだ。</text:p>
          </table:table-cell>
          <table:table-cell table:style-name="ce0"/>
          <table:table-cell table:style-name="ce0"/>
          <table:table-cell table:style-name="ce0" office:value-type="string">
            <text:p>\C[6]While her bladder continued to inflate at
ten times the normal speed, it was her
newfound sense of shame and the enemies
that surrounded her that kept her going.</text:p>
          </table:table-cell>
          <table:table-cell table:number-columns-repeated="1020"/>
        </table:table-row>
        <table:table-row>
          <table:table-cell table:style-name="ce0" office:value-type="string">
            <text:p>\C[6]しかしここで、今まさに一斉攻撃を仕掛けようと
殺気立つ死神たちに向けて、少女の口から
信じられない言葉が飛び出してきた。</text:p>
          </table:table-cell>
          <table:table-cell table:style-name="ce0"/>
          <table:table-cell table:style-name="ce0"/>
          <table:table-cell table:style-name="ce0" office:value-type="string">
            <text:p>\C[6]But here, in the face of an impending attack
from her assailants, an unbelievable
string of words came from her mouth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ま、・・・・・待って・・・・・・・・っ！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W..............Wait..........!</text:p>
          </table:table-cell>
          <table:table-cell table:number-columns-repeated="1020"/>
        </table:table-row>
        <table:table-row>
          <table:table-cell table:style-name="ce0" office:value-type="string">
            <text:p>あ・・・・・・・・あの・・・・・・・・・えっと・・・・・・・・・・・
・・・・あの・・・・・・・・・・・・・・・・・・・・・・・・っ/////</text:p>
          </table:table-cell>
          <table:table-cell table:style-name="ce0"/>
          <table:table-cell table:style-name="ce0"/>
          <table:table-cell table:style-name="ce0" office:value-type="string">
            <text:p>Uh............Umm...............Umm............
.....I.................................. /////</text:p>
          </table:table-cell>
          <table:table-cell table:number-columns-repeated="1020"/>
        </table:table-row>
        <table:table-row>
          <table:table-cell table:style-name="ce0" office:value-type="string">
            <text:p>・・・・・その前に・・・・・・・・・お・・・・・ぉ・・・・・・・・</text:p>
          </table:table-cell>
          <table:table-cell table:style-name="ce0"/>
          <table:table-cell table:style-name="ce0"/>
          <table:table-cell table:style-name="ce0" office:value-type="string">
            <text:p>..........First, I.......... oh..... oh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おしっこ・・・・・
・・・・・・・・・・おしっこを・・・・・・・・・・・・・・・・・・・
・・・・・・・・・・・・・・・・・・・・・さ、させて・・・・・・・・
・・・・・おねがい・・・・・・・・・・・っ////////////</text:p>
          </table:table-cell>
          <table:table-cell table:style-name="ce0"/>
          <table:table-cell table:style-name="ce0"/>
          <table:table-cell table:style-name="ce0" office:value-type="string">
            <text:p>...................................Let........
...............Let me...........................
.............................. p-pee...........
...... please....................... ///////////</text:p>
          </table:table-cell>
          <table:table-cell table:number-columns-repeated="1020"/>
        </table:table-row>
        <table:table-row>
          <table:table-cell table:style-name="ce0" office:value-type="string">
            <text:p>（くねくねくねっ////）</text:p>
          </table:table-cell>
          <table:table-cell table:style-name="ce0"/>
          <table:table-cell table:style-name="ce0"/>
          <table:table-cell table:style-name="ce0" office:value-type="string">
            <text:p>*wriggle* *wriggle* *wriggle* ////</text:p>
          </table:table-cell>
          <table:table-cell table:number-columns-repeated="1020"/>
        </table:table-row>
        <table:table-row>
          <table:table-cell table:style-name="ce0" office:value-type="string">
            <text:p>増援一同
「・・・・・・・・・・・・・・・・・・・・・・・・・。」</text:p>
          </table:table-cell>
          <table:table-cell table:style-name="ce0"/>
          <table:table-cell table:style-name="ce0"/>
          <table:table-cell table:style-name="ce0" office:value-type="string">
            <text:p>Reinforcements
"......................................."</text:p>
          </table:table-cell>
          <table:table-cell table:number-columns-repeated="1020"/>
        </table:table-row>
        <table:table-row>
          <table:table-cell table:style-name="ce0" office:value-type="string">
            <text:p>増援一同
「・・・・・・はああぁぁぁ！？！？」</text:p>
          </table:table-cell>
          <table:table-cell table:style-name="ce0"/>
          <table:table-cell table:style-name="ce0"/>
          <table:table-cell table:style-name="ce0" office:value-type="string">
            <text:p>Reinforcements
"............WHAAAAAAT?!?!"</text:p>
          </table:table-cell>
          <table:table-cell table:number-columns-repeated="1020"/>
        </table:table-row>
        <table:table-row>
          <table:table-cell table:style-name="ce0" office:value-type="string">
            <text:p>\C[6]あろうことか、この少女は自分自身に敵意を
むき出しにして襲い来る群れに対し、“おしっこ”
を告白してしまったので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In a surprising twist of fate, the girl
turned to the Shinigami hoard and
confessed her need to pee.</text:p>
          </table:table-cell>
          <table:table-cell table:number-columns-repeated="1020"/>
        </table:table-row>
        <table:table-row>
          <table:table-cell table:style-name="ce0" office:value-type="string">
            <text:p>\C[6]ほとんど考える余裕も無いままぐんぐん膨らみ
続ける強烈な尿意に、冷静な判断を欠いた決断
だったのか、</text:p>
          </table:table-cell>
          <table:table-cell table:style-name="ce0"/>
          <table:table-cell table:style-name="ce0"/>
          <table:table-cell table:style-name="ce0" office:value-type="string">
            <text:p>\C[6]Was it that her rapidly increasing urge to
pee caused her to panic, and she didn't
have the time to make a cool decision?</text:p>
          </table:table-cell>
          <table:table-cell table:number-columns-repeated="1020"/>
        </table:table-row>
        <table:table-row>
          <table:table-cell table:style-name="ce0" office:value-type="string">
            <text:p>\C[6]あるいは、嫉妬や遺恨などに代表される私怨
とは無縁の人生を歩んできた彼女にしてみれば、
今回の懇願は敵や味方などという対立的立場
を超えた純粋な“お願い”だったのかもしれない。</text:p>
          </table:table-cell>
          <table:table-cell table:style-name="ce0"/>
          <table:table-cell table:style-name="ce0"/>
          <table:table-cell table:style-name="ce0" office:value-type="string">
            <text:p>\C[6]Or was it that she had lived a life free of
grudges and resentment? Perhaps it was a
pure and innocent plea that went beyond
the concept of friend and foe.</text:p>
          </table:table-cell>
          <table:table-cell table:number-columns-repeated="1020"/>
        </table:table-row>
        <table:table-row>
          <table:table-cell table:style-name="ce0" office:value-type="string">
            <text:p>\C[6]理由はともあれ、この場にいる全員が、今
この瞬間、少女のお腹にたっぷりと溜まった
熱い熱いおしっこの存在を認識することと
なったのである。</text:p>
          </table:table-cell>
          <table:table-cell table:style-name="ce0"/>
          <table:table-cell table:style-name="ce0"/>
          <table:table-cell table:style-name="ce0" office:value-type="string">
            <text:p>\C[6]No matter the case, in that moment, everyone
in that place became aware of the lakes
of hot, hot pee accumulated inside
her belly.</text:p>
          </table:table-cell>
          <table:table-cell table:number-columns-repeated="1020"/>
        </table:table-row>
        <table:table-row>
          <table:table-cell table:style-name="ce0" office:value-type="string">
            <text:p>増援1
「こいつ・・・ずっとトイレを我慢して戦ってた
　のか！！」</text:p>
          </table:table-cell>
          <table:table-cell table:style-name="ce0"/>
          <table:table-cell table:style-name="ce0"/>
          <table:table-cell table:style-name="ce0" office:value-type="string">
            <text:p>Reinforcement 1
"This bitch... she's been fightin' while
bustin' to piss this whole time!!"</text:p>
          </table:table-cell>
          <table:table-cell table:number-columns-repeated="1020"/>
        </table:table-row>
        <table:table-row>
          <table:table-cell table:style-name="ce0" office:value-type="string">
            <text:p>増援2
「戦いの構えにしては妙にそわそわしてると
　思ったが・・・」</text:p>
          </table:table-cell>
          <table:table-cell table:style-name="ce0"/>
          <table:table-cell table:style-name="ce0"/>
          <table:table-cell table:style-name="ce0" office:value-type="string">
            <text:p>Reinforcement 2
"I thought her fighting moves were a
little fidgety..."</text:p>
          </table:table-cell>
          <table:table-cell table:number-columns-repeated="1020"/>
        </table:table-row>
        <table:table-row>
          <table:table-cell table:style-name="ce0" office:value-type="string">
            <text:p>増援3
「ははは・・・あははははは！！　そうか！　お前
　もう漏れそうなんだ！！　あはははは！！」</text:p>
          </table:table-cell>
          <table:table-cell table:style-name="ce0"/>
          <table:table-cell table:style-name="ce0"/>
          <table:table-cell table:style-name="ce0" office:value-type="string">
            <text:p>Reinforcement 3
"Hahaha... ahahahahahah!! So that's it!
You're about to piss yourself!!
Ahahahahah!!"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もじっ　くねくねくねくねっ////）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*wiggle* *wiggle* *wiggle* *wiggle*
*twist* *twist* *twist* *twist* ////</text:p>
          </table:table-cell>
          <table:table-cell table:number-columns-repeated="1020"/>
        </table:table-row>
        <table:table-row>
          <table:table-cell table:style-name="ce0" office:value-type="string">
            <text:p>ううぅうぅ・・・・・・・・・・・・・・・・・・・・・・・・・//////
・・・・・・・・・・・うううぅぅぅ・・・・・・・・っ/////////</text:p>
          </table:table-cell>
          <table:table-cell table:style-name="ce0"/>
          <table:table-cell table:style-name="ce0"/>
          <table:table-cell table:style-name="ce0" office:value-type="string">
            <text:p>Ooooooh.................................. //////
................Oooooooooh............ /////////</text:p>
          </table:table-cell>
          <table:table-cell table:number-columns-repeated="1020"/>
        </table:table-row>
        <table:table-row>
          <table:table-cell table:style-name="ce0" office:value-type="string">
            <text:p>\C[6]湧き上がる羞恥の湖に飲み込まれるようにして、
少女はうめき声を漏らしながら、赤い顔をさらに
真っ赤に染め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The girl's face shone an even brighter red
as she let out a moan, feeling as
though being engulfed in a great lake
shame.</text:p>
          </table:table-cell>
          <table:table-cell table:number-columns-repeated="1020"/>
        </table:table-row>
        <table:table-row>
          <table:table-cell table:style-name="ce0" office:value-type="string">
            <text:p>\C[6]自ら告白した事とは言え、自分がおしっこで
下腹部をパンパンに膨らませ、股間の孔から
熱水が噴き出しそうなのを必死に我慢している
事を全員に知られてしまったのである。</text:p>
          </table:table-cell>
          <table:table-cell table:style-name="ce0"/>
          <table:table-cell table:style-name="ce0"/>
          <table:table-cell table:style-name="ce0" office:value-type="string">
            <text:p>\C[6]Thought it was by her own confession, everyone
now knew that she was struggling to
prevent a fountain of pee springing
out from between her legs.</text:p>
          </table:table-cell>
          <table:table-cell table:number-columns-repeated="1020"/>
        </table:table-row>
        <table:table-row>
          <table:table-cell table:style-name="ce0" office:value-type="string">
            <text:p>\C[6]年頃の女の子が他人に知られたくない、尿意と
いう生理現象。</text:p>
          </table:table-cell>
          <table:table-cell table:style-name="ce0"/>
          <table:table-cell table:style-name="ce0"/>
          <table:table-cell table:style-name="ce0" office:value-type="string">
            <text:p>\C[6]Urination—a physiological phenomenon that girls
of her age prefer to keep to themselves.</text:p>
          </table:table-cell>
          <table:table-cell table:number-columns-repeated="1020"/>
        </table:table-row>
        <table:table-row>
          <table:table-cell table:style-name="ce0" office:value-type="string">
            <text:p>\C[6]どんな人間でも必ず経験している感覚だから
こそ、それを察知され、想像されてしまうことが
たまらなく恥ずかしいのだ。</text:p>
          </table:table-cell>
          <table:table-cell table:style-name="ce0"/>
          <table:table-cell table:style-name="ce0"/>
          <table:table-cell table:style-name="ce0" office:value-type="string">
            <text:p>\C[6]It's an experience that everybody is familiar
with, and just imagining it is
embarrassing.</text:p>
          </table:table-cell>
          <table:table-cell table:number-columns-repeated="1020"/>
        </table:table-row>
        <table:table-row>
          <table:table-cell table:style-name="ce0" office:value-type="string">
            <text:p>\C[6]そんな羞恥的な公開処刑を自ら決行して
しまった彼女を、非情な現実が襲ったのはこの
直後の事である。</text:p>
          </table:table-cell>
          <table:table-cell table:style-name="ce0"/>
          <table:table-cell table:style-name="ce0"/>
          <table:table-cell table:style-name="ce0" office:value-type="string">
            <text:p>\C[6]It was just after she had signed her own
death warrant that she came to realize
the cold truth.</text:p>
          </table:table-cell>
          <table:table-cell table:number-columns-repeated="1020"/>
        </table:table-row>
        <table:table-row>
          <table:table-cell table:style-name="ce0" office:value-type="string">
            <text:p>増援5
「うおらあぁぁっ！！　チッ、外したか・・・！！」</text:p>
          </table:table-cell>
          <table:table-cell table:style-name="ce0"/>
          <table:table-cell table:style-name="ce0"/>
          <table:table-cell table:style-name="ce0" office:value-type="string">
            <text:p>Reinforcement 5
"Uraaaaaaaaaaagh!! Tch, missed...!!"</text:p>
          </table:table-cell>
          <table:table-cell table:number-columns-repeated="1020"/>
        </table:table-row>
        <table:table-row>
          <table:table-cell table:style-name="ce0" office:value-type="string">
            <text:p>んふぅ・・・・・・・・・・っ！　うぅ・・・・・・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Nfuu.................! Uuu....................</text:p>
          </table:table-cell>
          <table:table-cell table:number-columns-repeated="1020"/>
        </table:table-row>
        <table:table-row>
          <table:table-cell table:style-name="ce0" office:value-type="string">
            <text:p>\C[6]怒号と共に奇襲をかける死神を、おぼつかない
足取りで間一髪、回避することに成功した少女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With shaky footwork, and just in the nick of
time, the girl successfully evades the
Shinigami's surprise attack.</text:p>
          </table:table-cell>
          <table:table-cell table:number-columns-repeated="1020"/>
        </table:table-row>
        <table:table-row>
          <table:table-cell table:style-name="ce0" office:value-type="string">
            <text:p>\C[6]その瞳には、願いが聞き入れられなかった事に
対する絶望の色がはっきりと見て取れた。</text:p>
          </table:table-cell>
          <table:table-cell table:style-name="ce0"/>
          <table:table-cell table:style-name="ce0"/>
          <table:table-cell table:style-name="ce0" office:value-type="string">
            <text:p>\C[6]Her eyes reflected a color of despair at the
fact that her plea would go unanswered.</text:p>
          </table:table-cell>
          <table:table-cell table:number-columns-repeated="1020"/>
        </table:table-row>
        <table:table-row>
          <table:table-cell table:style-name="ce0" office:value-type="string">
            <text:p>\C[6]果たして、この中のいったい何人が、彼女の
渾身の告白に応え、放尿の時間を許そうと
考えたであろう。</text:p>
          </table:table-cell>
          <table:table-cell table:style-name="ce0"/>
          <table:table-cell table:style-name="ce0"/>
          <table:table-cell table:style-name="ce0" office:value-type="string">
            <text:p>\C[6]After all, how many of them could possibly have
accepted her honest confession and
allowed her time to urinate?</text:p>
          </table:table-cell>
          <table:table-cell table:number-columns-repeated="1020"/>
        </table:table-row>
        <table:table-row>
          <table:table-cell table:style-name="ce0" office:value-type="string">
            <text:p>\C[6]個体数の少ない死神とは言え、魔界中を
探し回れば、相手が万全の状態でなければ勝利
に価値など無いと考える騎士道精神にあふれた
死神がいないとも断言できない。</text:p>
          </table:table-cell>
          <table:table-cell table:style-name="ce0"/>
          <table:table-cell table:style-name="ce0"/>
          <table:table-cell table:style-name="ce0" office:value-type="string">
            <text:p>\C[6]Even among the small numbers of Shinigami,
it would be unreasonable to say there
weren't any chivalrous individuals out
there who'd concede at least that much.</text:p>
          </table:table-cell>
          <table:table-cell table:number-columns-repeated="1020"/>
        </table:table-row>
        <table:table-row>
          <table:table-cell table:style-name="ce0" office:value-type="string">
            <text:p>\C[6]が、少なくとも、少女を洞窟の奥深くに誘い込み、
毒を盛り、多人数で挟み撃ちに及んでいる
彼らは一人残らず、目の前で限界寸前の尿意に
苦しむ少女をあざ笑っていたのだ。</text:p>
          </table:table-cell>
          <table:table-cell table:style-name="ce0"/>
          <table:table-cell table:style-name="ce0"/>
          <table:table-cell table:style-name="ce0" office:value-type="string">
            <text:p>\C[6]But, out of these Shinigami, who had lured
the girl here, poisoned her, and trapped
her, every single one was laughing at
her miserable, desperate state.</text:p>
          </table:table-cell>
          <table:table-cell table:number-columns-repeated="1020"/>
        </table:table-row>
        <table:table-row>
          <table:table-cell table:style-name="ce0" office:value-type="string">
            <text:p>\C[6]一時は撤退を覚悟していた彼らに訪れた、
最大のチャンス。</text:p>
          </table:table-cell>
          <table:table-cell table:style-name="ce0"/>
          <table:table-cell table:style-name="ce0"/>
          <table:table-cell table:style-name="ce0" office:value-type="string">
            <text:p>\C[6]They were just about to pull back, when this
golden opportunity presented itself.</text:p>
          </table:table-cell>
          <table:table-cell table:number-columns-repeated="1020"/>
        </table:table-row>
        <table:table-row>
          <table:table-cell table:style-name="ce0" office:value-type="string">
            <text:p>\C[6]まるで翼を失った小鳥を仕留めんとする
肉食獣がごとく、少女への一撃を狙い澄まし、
その距離をじりじりと縮めてゆく。</text:p>
          </table:table-cell>
          <table:table-cell table:style-name="ce0"/>
          <table:table-cell table:style-name="ce0"/>
          <table:table-cell table:style-name="ce0" office:value-type="string">
            <text:p>\C[6]Like a predator meaning to feast on a fallen
bird without its wings, they relentlessly
closed in on the girl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ま・・・・・・・・・・・待って・・・・・・・・・・・・・
・・・・・・・・・・・・ねえ・・・・・・・・・・・・・・・・・・・・っ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.W..................Wait..............
...................Please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あ・・・・・・・っ、ぁ・・・・・・・・っ、あ・・・・っ！</text:p>
          </table:table-cell>
          <table:table-cell table:style-name="ce0"/>
          <table:table-cell table:style-name="ce0"/>
          <table:table-cell table:style-name="ce0" office:value-type="string">
            <text:p>Agh............. ah.................. ah........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だめ・・・・・・・・・・やめ・・・・・て・・・・っ</text:p>
          </table:table-cell>
          <table:table-cell table:style-name="ce0"/>
          <table:table-cell table:style-name="ce0"/>
          <table:table-cell table:style-name="ce0" office:value-type="string">
            <text:p>...............No................St.......Stop....</text:p>
          </table:table-cell>
          <table:table-cell table:number-columns-repeated="1020"/>
        </table:table-row>
        <table:table-row>
          <table:table-cell table:style-name="ce0" office:value-type="string">
            <text:p>\C[6]奇跡のような瞬発力と底力を絞り出し、少女は
死神たちの追撃をかわし続け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The girl continued to dance around the
Shinigami's pursuit with miraculous
movements.</text:p>
          </table:table-cell>
          <table:table-cell table:number-columns-repeated="1020"/>
        </table:table-row>
        <table:table-row>
          <table:table-cell table:style-name="ce0" office:value-type="string">
            <text:p>\C[6]しかし、表面ギリギリまで水を注いだコップを
股に挟んで、それをこぼさずに動いているような
ものである。</text:p>
          </table:table-cell>
          <table:table-cell table:style-name="ce0"/>
          <table:table-cell table:style-name="ce0"/>
          <table:table-cell table:style-name="ce0" office:value-type="string">
            <text:p>\C[6]But it was like trying to carry around a glass
of water between her legs without spilling
a drop.</text:p>
          </table:table-cell>
          <table:table-cell table:number-columns-repeated="1020"/>
        </table:table-row>
        <table:table-row>
          <table:table-cell table:style-name="ce0" office:value-type="string">
            <text:p>\C[6]ここまでおちびりゼロでやり過ごしてきた彼女で
あったが、そろそろ本格的な限界が差し迫って
いた。</text:p>
          </table:table-cell>
          <table:table-cell table:style-name="ce0"/>
          <table:table-cell table:style-name="ce0"/>
          <table:table-cell table:style-name="ce0" office:value-type="string">
            <text:p>\C[6]She had so far gotten by without letting so
much as a spurt escape, but she had
now reached her limit.</text:p>
          </table:table-cell>
          <table:table-cell table:number-columns-repeated="1020"/>
        </table:table-row>
        <table:table-row>
          <table:table-cell table:style-name="ce0" office:value-type="string">
            <text:p>\C[6]これ以上攻撃をかわすことは、もうほとんど
不可能に近いことを少女は確信する。</text:p>
          </table:table-cell>
          <table:table-cell table:style-name="ce0"/>
          <table:table-cell table:style-name="ce0"/>
          <table:table-cell table:style-name="ce0" office:value-type="string">
            <text:p>\C[6]The girl was convinced that dodging any more
attacks was now impossible.</text:p>
          </table:table-cell>
          <table:table-cell table:number-columns-repeated="1020"/>
        </table:table-row>
        <table:table-row>
          <table:table-cell table:style-name="ce0" office:value-type="string">
            <text:p>\C[6]対して、先ほどまでの緊張とは一変、楽しくて
楽しくて仕方が無いと言った様子の死神たち。</text:p>
          </table:table-cell>
          <table:table-cell table:style-name="ce0"/>
          <table:table-cell table:style-name="ce0"/>
          <table:table-cell table:style-name="ce0" office:value-type="string">
            <text:p>\C[6]The Shinigami, on the other hand, had pulled
a complete one-eighty, and were now having
the times of their lives where they
had before been tense and anxious.</text:p>
          </table:table-cell>
          <table:table-cell table:number-columns-repeated="1020"/>
        </table:table-row>
        <table:table-row>
          <table:table-cell table:style-name="ce0" office:value-type="string">
            <text:p>\C[6]目の前の獲物が弱りきり、風前の灯の状態で
あることを、心の底から愉しみ、狩りに陶酔して
いるのだ。</text:p>
          </table:table-cell>
          <table:table-cell table:style-name="ce0"/>
          <table:table-cell table:style-name="ce0"/>
          <table:table-cell table:style-name="ce0" office:value-type="string">
            <text:p>\C[6]Their prey was weak and vulnerable, and they
were enjoying the thrill of the hunt
from the bottoms of their hearts.</text:p>
          </table:table-cell>
          <table:table-cell table:number-columns-repeated="1020"/>
        </table:table-row>
        <table:table-row>
          <table:table-cell table:style-name="ce0" office:value-type="string">
            <text:p>\C[6]そんな絶体絶命の中、また一人、死神が少女に
引導を渡すべく歩み寄る。</text:p>
          </table:table-cell>
          <table:table-cell table:style-name="ce0"/>
          <table:table-cell table:style-name="ce0"/>
          <table:table-cell table:style-name="ce0" office:value-type="string">
            <text:p>\C[6]Amidst this hopeless situation, another
Shinigami stepped forward to give the girl
her last rites.</text:p>
          </table:table-cell>
          <table:table-cell table:number-columns-repeated="1020"/>
        </table:table-row>
        <table:table-row>
          <table:table-cell table:style-name="ce0" office:value-type="string">
            <text:p>増援7
「クックック・・・！！　天下の4体持ちも、ざまァ
　ねえなァ！！」</text:p>
          </table:table-cell>
          <table:table-cell table:style-name="ce0"/>
          <table:table-cell table:style-name="ce0"/>
          <table:table-cell table:style-name="ce0" office:value-type="string">
            <text:p>Reinforcement 7
"Kukuku...!! What a sorry state you're in,
oh high-and-mighty Quartet!!"</text:p>
          </table:table-cell>
          <table:table-cell table:number-columns-repeated="1020"/>
        </table:table-row>
        <table:table-row>
          <table:table-cell table:style-name="ce0" office:value-type="string">
            <text:p>増援7
「ガキみてえに股ぐら握りしめてケツ振り
　やがって、恥ずかしくねえのかなァ？？」</text:p>
          </table:table-cell>
          <table:table-cell table:style-name="ce0"/>
          <table:table-cell table:style-name="ce0"/>
          <table:table-cell table:style-name="ce0" office:value-type="string">
            <text:p>Reinforcement 7
"Ain'tcha ashamed of yourself, clutching your
crotch and swinging your ass around like
a little brat??"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っっ/////////////////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......... ////////////////</text:p>
          </table:table-cell>
          <table:table-cell table:number-columns-repeated="1020"/>
        </table:table-row>
        <table:table-row>
          <table:table-cell table:style-name="ce0" office:value-type="string">
            <text:p>\C[6]勝利を確信した死神は、あえて少女の心を
掻き乱すように、錆びた刃のような言葉を選んで
浴びせ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With victory in his grasp, the Shinigami
boldly clawed at the girl's heart,
showering her in sharp and bitter
words, like rusty blades.</text:p>
          </table:table-cell>
          <table:table-cell table:number-columns-repeated="1020"/>
        </table:table-row>
        <table:table-row>
          <table:table-cell table:style-name="ce0" office:value-type="string">
            <text:p>\C[6]さらに、ほぼ攻撃が届く間合いにまで詰め
寄りつつも、あえて手を出さずに少女の体を、
特に下半身をなめ回すように視線をぶつける。</text:p>
          </table:table-cell>
          <table:table-cell table:style-name="ce0"/>
          <table:table-cell table:style-name="ce0"/>
          <table:table-cell table:style-name="ce0" office:value-type="string">
            <text:p>\C[6]He closed in on her, well within range of
attack, running his eyes over her body—
particularly her lower half—but did
not dare to touch her.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・・・・・・・・・・・・・・・・・っ////////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Uuuuuuuuuu...................... /////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み、・・・・・・・・見ない・・・で・・・////////</text:p>
          </table:table-cell>
          <table:table-cell table:style-name="ce0"/>
          <table:table-cell table:style-name="ce0"/>
          <table:table-cell table:style-name="ce0" office:value-type="string">
            <text:p>..........D.........Don't... look... ////////</text:p>
          </table:table-cell>
          <table:table-cell table:number-columns-repeated="1020"/>
        </table:table-row>
        <table:table-row>
          <table:table-cell table:style-name="ce0" office:value-type="string">
            <text:p>\C[6]恥ずかしくて恥ずかしくて、たまらな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Her embarrassment was unbearable.</text:p>
          </table:table-cell>
          <table:table-cell table:number-columns-repeated="1020"/>
        </table:table-row>
        <table:table-row>
          <table:table-cell table:style-name="ce0" office:value-type="string">
            <text:p>\C[6]少女は、かつて経験の無い我慢による苦痛と
羞恥により、全身を汗だくにして相手の視線から
逃れようと必死に身をよじる。</text:p>
          </table:table-cell>
          <table:table-cell table:style-name="ce0"/>
          <table:table-cell table:style-name="ce0"/>
          <table:table-cell table:style-name="ce0" office:value-type="string">
            <text:p>\C[6]She was desperate to escape the gazes that
enveloped her body, covered in sweat
from the shame and agony of this
unfamiliar and mortifying experience.</text:p>
          </table:table-cell>
          <table:table-cell table:number-columns-repeated="1020"/>
        </table:table-row>
        <table:table-row>
          <table:table-cell table:style-name="ce0" office:value-type="string">
            <text:p>\C[6]そんな、全身が沸騰しそうなほどの羞恥に
見舞われつつも、股間から両手を離すことも、
腰のくねりを抑えることもできないほど、少女の
膀胱は大音量で悲鳴を上げているのだ。</text:p>
          </table:table-cell>
          <table:table-cell table:style-name="ce0"/>
          <table:table-cell table:style-name="ce0"/>
          <table:table-cell table:style-name="ce0" office:value-type="string">
            <text:p>\C[6]Inside her body, boiling over in shame,
her bladder was screaming with such
intensity that she couldn't move her
hands nor stop her hips from wiggling.</text:p>
          </table:table-cell>
          <table:table-cell table:number-columns-repeated="1020"/>
        </table:table-row>
        <table:table-row>
          <table:table-cell table:style-name="ce0" office:value-type="string">
            <text:p>\C[6]彼女の必死すぎる我慢の様子を見せつけ
られ、場に笑いの渦が巻き起こる。</text:p>
          </table:table-cell>
          <table:table-cell table:style-name="ce0"/>
          <table:table-cell table:style-name="ce0"/>
          <table:table-cell table:style-name="ce0" office:value-type="string">
            <text:p>\C[6]At this display of extreme desperation,
the place erupted in laughter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いや・・・・・・・・・・・・・・・・・・・・・・・・・・・・
・・・・・・・・・・・・・いや・・・・・・・ぁ・・・・・っ///////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No....................................
...................No.........ooo........ ///////</text:p>
          </table:table-cell>
          <table:table-cell table:number-columns-repeated="1020"/>
        </table:table-row>
        <table:table-row>
          <table:table-cell table:style-name="ce0" office:value-type="string">
            <text:p>\C[6]せめてここに、身を隠せる場所があれば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If only she could find a place to hide.</text:p>
          </table:table-cell>
          <table:table-cell table:number-columns-repeated="1020"/>
        </table:table-row>
        <table:table-row>
          <table:table-cell table:style-name="ce0" office:value-type="string">
            <text:p>\C[6]そんな気休めにもならない程度の逃避を求め、
わらをも掴む思いで辺りを見回す死神の少女。</text:p>
          </table:table-cell>
          <table:table-cell table:style-name="ce0"/>
          <table:table-cell table:style-name="ce0"/>
          <table:table-cell table:style-name="ce0" office:value-type="string">
            <text:p>\C[6]The girl was grasping at straws, looking around
frantically in an attempt to plan her
escape.</text:p>
          </table:table-cell>
          <table:table-cell table:number-columns-repeated="1020"/>
        </table:table-row>
        <table:table-row>
          <table:table-cell table:style-name="ce0" office:value-type="string">
            <text:p>\C[6]が、この行動が文字どおり、少女に一筋の
活路を与えたのだ。</text:p>
          </table:table-cell>
          <table:table-cell table:style-name="ce0"/>
          <table:table-cell table:style-name="ce0"/>
          <table:table-cell table:style-name="ce0" office:value-type="string">
            <text:p>\C[6]But this last-ditch effort actually provided
her with a ray of hope.</text:p>
          </table:table-cell>
          <table:table-cell table:number-columns-repeated="1020"/>
        </table:table-row>
        <table:table-row>
          <table:table-cell table:style-name="ce0" office:value-type="string">
            <text:p>\C[6]潤んだ瞳に映ったのは、油断しきって包囲が
手薄になっている通路。</text:p>
          </table:table-cell>
          <table:table-cell table:style-name="ce0"/>
          <table:table-cell table:style-name="ce0"/>
          <table:table-cell table:style-name="ce0" office:value-type="string">
            <text:p>\C[6]Reflected in her moist eyes was a corridor
that the Shinigami had left unguarded.</text:p>
          </table:table-cell>
          <table:table-cell table:number-columns-repeated="1020"/>
        </table:table-row>
        <table:table-row>
          <table:table-cell table:style-name="ce0" office:value-type="string">
            <text:p>\C[6]洞窟の奥へ逆戻りする道であったが、もはや
一瞬でも迷っている時間は無い。</text:p>
          </table:table-cell>
          <table:table-cell table:style-name="ce0"/>
          <table:table-cell table:style-name="ce0"/>
          <table:table-cell table:style-name="ce0" office:value-type="string">
            <text:p>\C[6]It was a path back into the depths of the
cave, but she no longer had the time
to lose.</text:p>
          </table:table-cell>
          <table:table-cell table:number-columns-repeated="1020"/>
        </table:table-row>
        <table:table-row>
          <table:table-cell table:style-name="ce0" office:value-type="string">
            <text:p>\C[6]片足を踏み出すことさえままならない状態の
股間にありったけの力を込め、少女は死に物
狂いで突破を試みた。</text:p>
          </table:table-cell>
          <table:table-cell table:style-name="ce0"/>
          <table:table-cell table:style-name="ce0"/>
          <table:table-cell table:style-name="ce0" office:value-type="string">
            <text:p>\C[6]She put all of the strength she could muster
into her shaky legs and broke through in
a final do-or-die escape.</text:p>
          </table:table-cell>
          <table:table-cell table:number-columns-repeated="1020"/>
        </table:table-row>
        <table:table-row>
          <table:table-cell table:style-name="ce0" office:value-type="string">
            <text:p>増援1
「あ、ああああああっ！！！！」</text:p>
          </table:table-cell>
          <table:table-cell table:style-name="ce0"/>
          <table:table-cell table:style-name="ce0"/>
          <table:table-cell table:style-name="ce0" office:value-type="string">
            <text:p>Reinforcement 1
"Ah, Ahhhhhhhhh!!!!"</text:p>
          </table:table-cell>
          <table:table-cell table:number-columns-repeated="1020"/>
        </table:table-row>
        <table:table-row>
          <table:table-cell table:style-name="ce0" office:value-type="string">
            <text:p>増援2
「くそ！！　逃がすな！！！　追ええええぇぇぇ
　ぇぇぇぇぇぇーーーーっ！！！！！」</text:p>
          </table:table-cell>
          <table:table-cell table:style-name="ce0"/>
          <table:table-cell table:style-name="ce0"/>
          <table:table-cell table:style-name="ce0" office:value-type="string">
            <text:p>Reinforcement 2
"Shit!! Don't let her get away!!!
AFTER HEEEEEEEEEEEEEER!!!!!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2:47:11+02:00</meta:creation-date>
    <dc:date>2020-07-18T12:4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